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3333ff" draw:marker-start-width="0.359cm" draw:marker-end="Square_20_45_20_unfilled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081cm" svg:stroke-color="#000000" draw:marker-start-width="0.322cm" draw:marker-end-width="0.322cm" draw:fill="none" draw:fill-color="#729fcf" draw:opacity="0%" draw:textarea-horizontal-align="justify" draw:textarea-vertical-align="middle" draw:auto-grow-height="false" fo:min-height="1.716cm" fo:min-width="2.49cm" fo:padding-top="0.166cm" fo:padding-bottom="0.166cm" fo:padding-left="0.291cm" fo:padding-right="0.291cm"/>
    </style:style>
    <style:style style:name="gr3" style:family="graphic" style:parent-style-name="standard">
      <style:graphic-properties svg:stroke-width="0.159cm" svg:stroke-color="#000000" draw:marker-start-width="0.438cm" draw:marker-end-width="0.438cm" draw:fill-color="#ffffff" draw:opacity="0%" draw:textarea-horizontal-align="justify" draw:textarea-vertical-align="middle" draw:auto-grow-height="false" fo:min-height="2.52cm" fo:min-width="4.937cm" fo:padding-top="0.204cm" fo:padding-bottom="0.204cm" fo:padding-left="0.329cm" fo:padding-right="0.329cm"/>
    </style:style>
    <style:style style:name="gr4" style:family="graphic" style:parent-style-name="standard">
      <style:graphic-properties svg:stroke-width="0.081cm" svg:stroke-color="#000000" draw:marker-start-width="0.322cm" draw:marker-end-width="0.322cm" draw:fill="none" draw:fill-color="#729fcf" draw:opacity="0%" draw:textarea-horizontal-align="justify" draw:textarea-vertical-align="middle" draw:auto-grow-height="false" fo:min-height="1.7cm" fo:min-width="2.951cm" fo:padding-top="0.166cm" fo:padding-bottom="0.166cm" fo:padding-left="0.291cm" fo:padding-right="0.291cm"/>
    </style:style>
    <style:style style:name="gr5" style:family="graphic" style:parent-style-name="standard">
      <style:graphic-properties svg:stroke-width="0.081cm" svg:stroke-color="#000000" draw:marker-start-width="0.322cm" draw:marker-end-width="0.322cm" draw:fill="none" draw:fill-color="#729fcf" draw:opacity="0%" draw:textarea-horizontal-align="justify" draw:textarea-vertical-align="middle" draw:auto-grow-height="false" fo:min-height="1.7cm" fo:min-width="2.886cm" fo:padding-top="0.166cm" fo:padding-bottom="0.166cm" fo:padding-left="0.291cm" fo:padding-right="0.291cm"/>
    </style:style>
    <style:style style:name="gr6" style:family="graphic" style:parent-style-name="standard">
      <style:graphic-properties svg:stroke-width="0.081cm" svg:stroke-color="#000000" draw:marker-start-width="0.322cm" draw:marker-end-width="0.322cm" draw:fill="none" draw:fill-color="#729fcf" draw:opacity="0%" draw:textarea-horizontal-align="justify" draw:textarea-vertical-align="middle" draw:auto-grow-height="false" fo:min-height="1.7cm" fo:min-width="2.966cm" fo:padding-top="0.166cm" fo:padding-bottom="0.166cm" fo:padding-left="0.291cm" fo:padding-right="0.291cm"/>
    </style:style>
    <style:style style:name="gr7" style:family="graphic" style:parent-style-name="objectwithoutfill">
      <style:graphic-properties draw:stroke="none" draw:fill="none" fo:min-height="1.576cm"/>
    </style:style>
    <style:style style:name="gr8" style:family="graphic" style:parent-style-name="standard">
      <style:graphic-properties svg:stroke-width="0.081cm" svg:stroke-color="#000000" draw:marker-start-width="0.322cm" draw:marker-end-width="0.322cm" draw:fill="none" draw:fill-color="#729fcf" draw:opacity="0%" draw:textarea-horizontal-align="justify" draw:textarea-vertical-align="middle" draw:auto-grow-height="false" fo:min-height="1.7cm" fo:min-width="2.467cm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draw:marker-start-width="0.356cm" draw:marker-end="Arrow" draw:marker-end-width="0.456cm" draw:fill="none" draw:textarea-vertical-align="middle" fo:padding-top="0.175cm" fo:padding-bottom="0.175cm" fo:padding-left="0.3cm" fo:padding-right="0.3cm" draw:fontwork-style="rotate" draw:fontwork-adjust="center" draw:fontwork-distance="-0.508cm" draw:fontwork-start="0cm" draw:fontwork-shadow-offset-x="0cm" draw:fontwork-shadow-offset-y="0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282cm" draw:marker-start-width="0.62cm" draw:marker-end="Arrow" draw:marker-end-width="0.72cm" draw:fill="none" draw:textarea-vertical-align="middle" fo:padding-top="0.263cm" fo:padding-bottom="0.263cm" fo:padding-left="0.388cm" fo:padding-right="0.388cm" draw:fontwork-style="rotate" draw:fontwork-adjust="center" draw:fontwork-distance="0.381cm" draw:fontwork-start="0cm" draw:fontwork-mirror="false" draw:fontwork-outline="false" draw:fontwork-shadow="normal" draw:fontwork-shadow-offset-x="0cm" draw:fontwork-shadow-offset-y="0cm" draw:fontwork-hide-form="false"/>
    </style:style>
    <style:style style:name="gr13" style:family="graphic" style:parent-style-name="objectwithoutfill">
      <style:graphic-properties svg:stroke-width="0.282cm" draw:marker-start-width="0.62cm" draw:marker-end="Arrow" draw:marker-end-width="0.72cm" draw:fill="none" draw:textarea-vertical-align="middle" fo:padding-top="0.263cm" fo:padding-bottom="0.263cm" fo:padding-left="0.388cm" fo:padding-right="0.388cm" draw:fontwork-style="rotate" draw:fontwork-adjust="right" draw:fontwork-distance="0.254cm" draw:fontwork-start="0cm" draw:fontwork-mirror="true" draw:fontwork-outline="false" draw:fontwork-shadow="normal" draw:fontwork-shadow-offset-x="0cm" draw:fontwork-shadow-offset-y="0cm" draw:fontwork-hide-form="false"/>
    </style:style>
    <style:style style:name="gr14" style:family="graphic" style:parent-style-name="objectwithoutfill">
      <style:graphic-properties svg:stroke-width="0.282cm" draw:marker-start-width="0.62cm" draw:marker-end="Arrow" draw:marker-end-width="0.72cm" draw:fill="none" draw:textarea-vertical-align="middle" fo:padding-top="0.263cm" fo:padding-bottom="0.263cm" fo:padding-left="0.388cm" fo:padding-right="0.388cm" draw:fontwork-style="rotate" draw:fontwork-adjust="center" draw:fontwork-distance="1.27cm" draw:fontwork-start="0cm" draw:fontwork-mirror="false" draw:fontwork-outline="false" draw:fontwork-shadow="normal" draw:fontwork-shadow-offset-x="0cm" draw:fontwork-shadow-offset-y="0cm" draw:fontwork-hide-form="false"/>
    </style:style>
    <style:style style:name="gr15" style:family="graphic" style:parent-style-name="standard">
      <style:graphic-properties draw:stroke="solid" draw:stroke-dash="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0.612cm" fo:min-width="0.901cm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Fine_20_Dashed" svg:stroke-width="0.081cm" draw:marker-start-width="0.322cm" draw:marker-end="Arrow" draw:marker-end-width="0.422cm" draw:fill="none" draw:textarea-vertical-align="middle" fo:padding-top="0.166cm" fo:padding-bottom="0.166cm" fo:padding-left="0.291cm" fo:padding-right="0.291cm" draw:fontwork-style="rotate" draw:fontwork-adjust="center" draw:fontwork-distance="0.127cm" draw:fontwork-start="0cm" draw:fontwork-mirror="false" draw:fontwork-shadow-offset-x="0cm" draw:fontwork-shadow-offset-y="0cm"/>
    </style:style>
    <style:style style:name="gr17" style:family="graphic" style:parent-style-name="standard">
      <style:graphic-properties draw:stroke="solid" draw:stroke-dash="Ultra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18" style:family="graphic" style:parent-style-name="standard">
      <style:graphic-properties draw:stroke="solid" draw:stroke-dash="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076cm" fo:min-width="1.869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73cm" fo:min-width="0.023cm" fo:padding-top="0.178cm" fo:padding-bottom="0.178cm" fo:padding-left="0.303cm" fo:padding-right="0.303cm"/>
    </style:style>
    <style:style style:name="gr20" style:family="graphic" style:parent-style-name="standard">
      <style:graphic-properties draw:stroke="solid" draw:stroke-dash="Fine_20_Dashed" svg:stroke-width="0.106cm" svg:stroke-color="#009900" draw:marker-start-width="0.359cm" draw:marker-end-width="0.359cm" draw:fill="none" draw:fill-color="#729fcf" draw:opacity="0%" draw:textarea-horizontal-align="justify" draw:textarea-vertical-align="middle" draw:auto-grow-height="false" fo:min-height="1.803cm" fo:min-width="3.204cm" fo:padding-top="0.178cm" fo:padding-bottom="0.178cm" fo:padding-left="0.303cm" fo:padding-right="0.303cm"/>
    </style:style>
    <style:style style:name="gr21" style:family="graphic" style:parent-style-name="objectwithoutfill">
      <style:graphic-properties draw:stroke="solid" draw:stroke-dash="Fine_20_Dashe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draw:stroke-dash="Fine_20_Dashed" svg:stroke-width="0.106cm" svg:stroke-color="#ff3333" draw:marker-start-width="0.359cm" draw:marker-end-width="0.359cm" draw:fill="none" draw:fill-color="#729fcf" draw:opacity="0%" draw:textarea-horizontal-align="justify" draw:textarea-vertical-align="middle" draw:auto-grow-height="false" fo:min-height="1.803cm" fo:min-width="2.95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 draw:opacity="0%"/>
      <style:paragraph-properties fo:text-align="center"/>
      <style:text-properties fo:font-size="20pt"/>
    </style:style>
    <style:style style:name="P4" style:family="paragraph">
      <loext:graphic-properties draw:fill-color="#ffffff" draw:opacity="0%"/>
      <style:paragraph-properties fo:text-align="center"/>
      <style:text-properties fo:font-size="2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  <style:text-properties style:text-underline-style="none"/>
    </style:style>
    <style:style style:name="P7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  <style:text-properties fo:font-size="20pt" fo:letter-spacing="0.212cm" fo:font-weight="bold" style:font-size-asian="20pt" style:font-weight-asian="bold" style:font-size-complex="20pt" style:font-weight-complex="bold"/>
    </style:style>
    <style:style style:name="P9" style:family="paragraph">
      <loext:graphic-properties draw:fill="none"/>
      <style:paragraph-properties fo:text-align="center"/>
      <style:text-properties fo:font-size="20pt" fo:letter-spacing="0.212cm" fo:font-weight="normal" style:font-size-asian="20pt" style:font-weight-asian="normal" style:font-size-complex="20pt" style:font-weight-complex="normal"/>
    </style:style>
    <style:style style:name="P10" style:family="paragraph">
      <loext:graphic-properties draw:fill="none"/>
      <style:paragraph-properties fo:text-align="center"/>
      <style:text-properties fo:font-size="24pt" fo:letter-spacing="0.212cm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729fcf" draw:opacity="0%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729fcf" draw:opacity="0%"/>
      <style:paragraph-properties fo:text-align="center"/>
      <style:text-properties fo:font-size="20pt" fo:font-weight="bold" style:font-weight-asian="bold" style:font-weight-complex="bold"/>
    </style:style>
    <style:style style:name="T1" style:family="text">
      <style:text-properties fo:font-size="20pt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20pt" fo:letter-spacing="0.212cm" fo:font-weight="bold" style:font-size-asian="20pt" style:font-weight-asian="bold" style:font-size-complex="20pt" style:font-weight-complex="bold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22.624cm" svg:y1="3.307cm" svg:x2="24.962cm" svg:y2="7.25cm" draw:start-shape="id1" draw:start-glue-point="2" draw:end-shape="id2" draw:end-glue-point="3" svg:d="M22624 3307c0 2629 779 3943 2338 3943" svg:viewBox="0 0 2339 3944">
          <text:p/>
        </draw:connector>
        <draw:connector draw:style-name="gr1" draw:text-style-name="P1" draw:layer="layout" draw:type="curve" svg:x1="30.222cm" svg:y1="10.794cm" svg:x2="28.518cm" svg:y2="7.25cm" draw:start-shape="id3" draw:start-glue-point="0" draw:end-shape="id2" draw:end-glue-point="1" svg:d="M30222 10794c0-2363-568-3544-1704-3544" svg:viewBox="0 0 1705 3545">
          <text:p/>
        </draw:connector>
        <draw:custom-shape draw:style-name="gr2" draw:text-style-name="P3" xml:id="id4" draw:id="id4" draw:layer="layout" svg:width="3.072cm" svg:height="2.048cm" svg:x="0.432cm" svg:y="3.631cm">
          <text:p text:style-name="P2"><text:span text:style-name="T1">Visu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xml:id="id5" draw:id="id5" draw:layer="layout" svg:width="5.969cm" svg:height="3.302cm" svg:x="5.581cm" svg:y="3.004cm">
          <text:p text:style-name="P2"><text:span text:style-name="T2">Global </text:span></text:p>
          <text:p text:style-name="P2"><text:span text:style-name="T2">Workspa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533cm" svg:height="2.032cm" svg:x="11.331cm" svg:y="8.607cm">
          <text:p text:style-name="P2"><text:span text:style-name="T1">Subtra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3" draw:layer="layout" svg:width="3.468cm" svg:height="2.032cm" svg:x="6.936cm" svg:y="8.607cm">
          <text:p text:style-name="P2"><text:span text:style-name="T1">Ad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3" xml:id="id7" draw:id="id7" draw:layer="layout" svg:width="3.548cm" svg:height="2.032cm" svg:x="2.356cm" svg:y="8.607cm">
          <text:p text:style-name="P2"><text:span text:style-name="T1">Compa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5" draw:layer="layout" svg:width="1.686cm" svg:height="1.826cm" svg:x="0.829cm" svg:y="0.663cm">
          <draw:text-box>
            <text:p text:style-name="P2"><text:span text:style-name="T3">A</text:span></text:p>
          </draw:text-box>
        </draw:frame>
        <draw:custom-shape draw:style-name="gr8" draw:text-style-name="P3" xml:id="id6" draw:id="id6" draw:layer="layout" svg:width="3.049cm" svg:height="2.032cm" svg:x="13.631cm" svg:y="3.64cm">
          <text:p text:style-name="P2"><text:span text:style-name="T1">Mo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6" draw:layer="layout" draw:type="line" svg:x1="3.504cm" svg:y1="4.655cm" svg:x2="5.581cm" svg:y2="4.655cm" draw:start-shape="id4" draw:start-glue-point="1" draw:end-shape="id5" draw:end-glue-point="3" svg:d="M3504 4655h2077" svg:viewBox="0 0 2078 1">
          <text:p/>
        </draw:connector>
        <draw:connector draw:style-name="gr9" draw:text-style-name="P6" draw:layer="layout" draw:type="line" svg:x1="11.55cm" svg:y1="4.655cm" svg:x2="13.631cm" svg:y2="4.656cm" draw:start-shape="id5" draw:start-glue-point="1" draw:end-shape="id6" draw:end-glue-point="3" svg:d="M11550 4655l2081 1" svg:viewBox="0 0 2082 2">
          <text:p/>
        </draw:connector>
        <draw:frame draw:style-name="gr7" draw:text-style-name="P5" draw:layer="layout" svg:width="1.686cm" svg:height="1.826cm" svg:x="17.929cm" svg:y="0.663cm">
          <draw:text-box>
            <text:p text:style-name="P2"><text:span text:style-name="T3">B</text:span></text:p>
          </draw:text-box>
        </draw:frame>
        <draw:connector draw:style-name="gr10" draw:text-style-name="P7" draw:layer="layout" draw:type="curve" draw:line-skew="-0.418cm 0.369cm" svg:x1="2.356cm" svg:y1="9.623cm" svg:x2="4.13cm" svg:y2="10.639cm" draw:start-shape="id7" draw:start-glue-point="3" draw:end-shape="id7" draw:end-glue-point="2" svg:d="M2356 9623c-1438 0-1199 964-396 1559s2170 822 2170-543" svg:viewBox="0 0 2814 2028">
          <text:p><text:span text:style-name="T4">ac</text:span><text:span text:style-name="T4">cu</text:span><text:span text:style-name="T4">m</text:span><text:span text:style-name="T4">ul</text:span><text:span text:style-name="T4">ati</text:span><text:span text:style-name="T4">on</text:span></text:p>
        </draw:connector>
        <draw:connector draw:style-name="gr11" draw:text-style-name="P1" draw:layer="layout" draw:type="line" svg:x1="26.74cm" svg:y1="6.171cm" svg:x2="26.739cm" svg:y2="4.796cm" draw:start-shape="id2" draw:start-glue-point="0" svg:d="M26740 6171l-1-1375" svg:viewBox="0 0 2 1376">
          <text:p/>
        </draw:connector>
        <draw:connector draw:style-name="gr1" draw:text-style-name="P1" draw:layer="layout" draw:type="line" svg:x1="30.467cm" svg:y1="7.255cm" svg:x2="28.518cm" svg:y2="7.25cm" draw:start-shape="id8" draw:start-glue-point="3" draw:end-shape="id2" draw:end-glue-point="1" svg:d="M30467 7255l-1949-5" svg:viewBox="0 0 1950 6">
          <text:p/>
        </draw:connector>
        <draw:connector draw:style-name="gr1" draw:text-style-name="P1" draw:layer="layout" draw:type="line" svg:x1="22.782cm" svg:y1="7.255cm" svg:x2="24.962cm" svg:y2="7.25cm" draw:start-shape="id9" draw:start-glue-point="1" draw:end-shape="id2" draw:end-glue-point="3" svg:d="M22782 7255l2180-5" svg:viewBox="0 0 2181 6">
          <text:p/>
        </draw:connector>
        <draw:connector draw:style-name="gr11" draw:text-style-name="P1" draw:layer="layout" draw:type="line" svg:x1="26.74cm" svg:y1="8.33cm" svg:x2="26.74cm" svg:y2="9.844cm" draw:start-shape="id2" draw:start-glue-point="2" draw:end-shape="id10" draw:end-glue-point="4" svg:d="M26740 8330v1514" svg:viewBox="0 0 1 1515">
          <text:p/>
        </draw:connector>
        <draw:connector draw:style-name="gr12" draw:text-style-name="P8" draw:layer="layout" draw:type="curve" svg:x1="27.186cm" svg:y1="4.288cm" svg:x2="32.372cm" svg:y2="6.176cm" draw:start-shape="id11" draw:start-glue-point="10" draw:end-shape="id8" draw:end-glue-point="0" svg:d="M27186 4288c3458 0 5186 629 5186 1888" svg:viewBox="0 0 5187 1889">
          <text:p text:style-name="P2"><text:span text:style-name="T5">Access</text:span></text:p>
        </draw:connector>
        <draw:connector draw:style-name="gr13" draw:text-style-name="P9" draw:layer="layout" draw:type="curve" svg:x1="26.296cm" svg:y1="10.288cm" svg:x2="21.004cm" svg:y2="8.335cm" draw:start-shape="id10" draw:start-glue-point="6" draw:end-shape="id9" draw:end-glue-point="2" svg:d="M26296 10288c-3528 0-5292-651-5292-1953" svg:viewBox="0 0 5293 1954">
          <text:p text:style-name="P2"><text:span text:style-name="T5">Broadca</text:span><text:span text:style-name="T5">st <text:s text:c="5"/></text:span></text:p>
        </draw:connector>
        <draw:connector draw:style-name="gr14" draw:text-style-name="P10" draw:layer="layout" draw:type="curve" svg:x1="21.004cm" svg:y1="6.176cm" svg:x2="26.297cm" svg:y2="4.288cm" draw:start-shape="id9" draw:start-glue-point="0" draw:end-shape="id11" draw:end-glue-point="6" svg:d="M21004 6176c0-1259 1764-1888 5293-1888" svg:viewBox="0 0 5294 1889">
          <text:p/>
        </draw:connector>
        <draw:custom-shape draw:style-name="gr15" draw:text-style-name="P11" xml:id="id3" draw:id="id3" draw:layer="layout" svg:width="1.507cm" svg:height="0.968cm" svg:x="29.469cm" svg:y="10.794cm">
          <text:p text:style-name="P2"><text:span text:style-name="T6">Tas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10" draw:layer="layout" draw:type="curve" svg:x1="32.372cm" svg:y1="8.335cm" svg:x2="27.185cm" svg:y2="10.288cm" draw:start-shape="id8" draw:start-glue-point="2" draw:end-shape="id10" draw:end-glue-point="10" svg:d="M32372 8335c0 1302-1729 1953-5187 1953" svg:viewBox="0 0 5188 1954">
          <text:p/>
        </draw:connector>
        <draw:connector draw:style-name="gr16" draw:text-style-name="P7" draw:layer="layout" draw:type="curve" svg:x1="1.968cm" svg:y1="5.679cm" svg:x2="4.13cm" svg:y2="8.607cm" draw:start-shape="id4" draw:start-glue-point="2" draw:end-shape="id7" draw:end-glue-point="0" svg:d="M1968 5679c0 2196 2162 732 2162 2928" svg:viewBox="0 0 2163 2929">
          <text:p><text:span text:style-name="T4">c </text:span><text:span text:style-name="T4">r </text:span><text:span text:style-name="T4">o</text:span><text:span text:style-name="T4">s</text:span><text:span text:style-name="T4">s</text:span><text:span text:style-name="T4">t</text:span><text:span text:style-name="T4">a</text:span><text:span text:style-name="T4">l</text:span><text:span text:style-name="T4">k</text:span></text:p>
        </draw:connector>
        <draw:custom-shape draw:style-name="gr17" draw:text-style-name="P3" xml:id="id9" draw:id="id9" draw:layer="layout" svg:width="3.556cm" svg:height="2.159cm" svg:x="19.226cm" svg:y="6.176cm">
          <text:p text:style-name="P2"><text:span text:style-name="T1">Proces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1" xml:id="id1" draw:id="id1" draw:layer="layout" svg:width="2.475cm" svg:height="1.432cm" svg:x="21.387cm" svg:y="1.875cm">
          <text:p text:style-name="P2"><text:span text:style-name="T6">Previous</text:span></text:p>
          <text:p text:style-name="P2"><text:span text:style-name="T6">Rout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2" xml:id="id10" draw:id="id10" draw:layer="layout" svg:width="0.889cm" svg:height="0.889cm" svg:x="26.296cm" svg:y="9.844cm">
          <text:p text:style-name="P2"><text:span text:style-name="T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11" draw:id="id11" draw:layer="layout" svg:width="0.889cm" svg:height="0.889cm" svg:x="26.297cm" svg:y="3.844cm">
          <text:p text:style-name="P2"><text:span text:style-name="T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xml:id="id8" draw:id="id8" draw:layer="layout" svg:width="3.81cm" svg:height="2.159cm" svg:x="30.467cm" svg:y="6.176cm">
          <text:p text:style-name="P2"><text:span text:style-name="T1">Global</text:span></text:p>
          <text:p text:style-name="P2"><text:span text:style-name="T1">Worksp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1" draw:text-style-name="P1" draw:layer="layout" draw:type="curve" draw:line-skew="0.839cm" svg:x1="26.74cm" svg:y1="6.171cm" svg:x2="23.071cm" svg:y2="3.334cm" draw:start-shape="id2" draw:start-glue-point="0" svg:d="M26740 6171c0-1284-3669 134-3669-2837" svg:viewBox="0 0 3670 2838">
          <text:p/>
        </draw:connector>
        <draw:custom-shape draw:style-name="gr22" draw:text-style-name="P3" xml:id="id2" draw:id="id2" draw:layer="layout" svg:width="3.556cm" svg:height="2.159cm" svg:x="24.962cm" svg:y="6.171cm">
          <text:p text:style-name="P2"><text:span text:style-name="T1">Routing</text:span></text:p>
          <text:p text:style-name="P2"><text:span text:style-name="T1">Controll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path draw:style-name="gr23" draw:text-style-name="P1" draw:layer="layout" svg:width="0.918cm" svg:height="1.272cm" draw:transform="rotate (2.85343879408553) translate (11.7564571857361cm 8.26429738420655cm)" svg:viewBox="0 0 919 1273" svg:d="M0 9c632-65 1067 196 871 1264">
          <text:p/>
        </draw:path>
        <draw:path draw:style-name="gr23" draw:text-style-name="P1" draw:layer="layout" svg:width="0.918cm" svg:height="1.272cm" draw:transform="rotate (-0.321664181142556) translate (11.7384766428715cm 6.74930836616744cm)" svg:viewBox="0 0 919 1273" svg:d="M0 9c632-65 1067 196 871 1264">
          <text:p/>
        </draw:path>
        <draw:path draw:style-name="gr23" draw:text-style-name="P1" draw:layer="layout" svg:width="0.918cm" svg:height="1.272cm" draw:transform="rotate (2.50507107538746) translate (8.49037289482449cm 8.22673069255656cm)" svg:viewBox="0 0 919 1273" svg:d="M0 9c632-65 1067 196 871 1264">
          <text:p/>
        </draw:path>
        <draw:path draw:style-name="gr23" draw:text-style-name="P1" draw:layer="layout" svg:width="0.918cm" svg:height="1.272cm" draw:transform="rotate (-0.670031899840623) translate (8.99063518003938cm 6.79660738644188cm)" svg:viewBox="0 0 919 1273" svg:d="M0 9c632-65 1067 196 871 1264">
          <text:p/>
        </draw:path>
        <draw:path draw:style-name="gr23" draw:text-style-name="P1" draw:layer="layout" svg:width="0.918cm" svg:height="1.272cm" draw:transform="rotate (2.32163697100286) translate (5.36310908583054cm 8.17094613971514cm)" svg:viewBox="0 0 919 1273" svg:d="M0 9c632-65 1067 196 871 1264">
          <text:p/>
        </draw:path>
        <draw:path draw:style-name="gr23" draw:text-style-name="P1" draw:layer="layout" svg:width="0.918cm" svg:height="1.272cm" draw:transform="rotate (-0.853466004225228) translate (6.1158432061598cm 6.85606729784683cm)" svg:viewBox="0 0 919 1273" svg:d="M0 9c632-65 1067 196 871 126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_20_45_20_unfilled" draw:display-name="Square 45 unfilled" svg:viewBox="0 0 3000 3000" svg:d="M1500 3000l-1500-1500 1500-1500 1500 1500zM1500 2715l-1215-1215 1215-1215 1215 1215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.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08:49:28.281888603</meta:creation-date>
    <dc:date>2020-07-18T18:14:44.677929622</dc:date>
    <meta:editing-duration>PT16H57M36S</meta:editing-duration>
    <meta:editing-cycles>130</meta:editing-cycles>
    <meta:generator>LibreOffice/5.1.6.2$Linux_X86_64 LibreOffice_project/10m0$Build-2</meta:generator>
    <meta:document-statistic meta:object-count="36"/>
  </office:meta>
</office:document-meta>
</file>